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36.46cm" fo:margin-left="0cm" fo:margin-right="-0.025cm" table:align="margins"/>
    </style:style>
    <style:style style:name="Таблица1.A" style:family="table-column">
      <style:table-column-properties style:column-width="0.767cm" style:rel-column-width="435*"/>
    </style:style>
    <style:style style:name="Таблица1.B" style:family="table-column">
      <style:table-column-properties style:column-width="8.357cm" style:rel-column-width="4738*"/>
    </style:style>
    <style:style style:name="Таблица1.C" style:family="table-column">
      <style:table-column-properties style:column-width="6.433cm" style:rel-column-width="3647*"/>
    </style:style>
    <style:style style:name="Таблица1.D" style:family="table-column">
      <style:table-column-properties style:column-width="12.277cm" style:rel-column-width="6960*"/>
    </style:style>
    <style:style style:name="Таблица1.E" style:family="table-column">
      <style:table-column-properties style:column-width="8.625cm" style:rel-column-width="4890*"/>
    </style:style>
    <style:style style:name="Таблица1.1" style:family="table-row">
      <style:table-row-properties style:min-row-height="0.582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B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Таблица2" style:family="table">
      <style:table-properties style:width="6.138cm" fo:margin-left="-0.067cm" fo:margin-right="0.168cm" table:align="margins"/>
    </style:style>
    <style:style style:name="Таблица2.A" style:family="table-column">
      <style:table-column-properties style:column-width="1.067cm" style:rel-column-width="605*"/>
    </style:style>
    <style:style style:name="Таблица2.B" style:family="table-column">
      <style:table-column-properties style:column-width="1.035cm" style:rel-column-width="587*"/>
    </style:style>
    <style:style style:name="Таблица2.C" style:family="table-column">
      <style:table-column-properties style:column-width="1.023cm" style:rel-column-width="580*"/>
    </style:style>
    <style:style style:name="Таблица2.D" style:family="table-column">
      <style:table-column-properties style:column-width="1.021cm" style:rel-column-width="579*"/>
    </style:style>
    <style:style style:name="Таблица2.E" style:family="table-column">
      <style:table-column-properties style:column-width="1.037cm" style:rel-column-width="588*"/>
    </style:style>
    <style:style style:name="Таблица2.F" style:family="table-column">
      <style:table-column-properties style:column-width="0.954cm" style:rel-column-width="54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background-color="#ff66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2.F1" style:family="table-cell">
      <style:table-cell-properties fo:padding="0.097cm" fo:border="0.002cm solid #000000"/>
    </style:style>
    <style:style style:name="Таблица3" style:family="table">
      <style:table-properties style:width="3.307cm" table:align="left"/>
    </style:style>
    <style:style style:name="Таблица3.A" style:family="table-column">
      <style:table-column-properties style:column-width="1.005cm"/>
    </style:style>
    <style:style style:name="Таблица3.B" style:family="table-column">
      <style:table-column-properties style:column-width="1.032cm"/>
    </style:style>
    <style:style style:name="Таблица3.C" style:family="table-column">
      <style:table-column-properties style:column-width="1.27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background-color="#ff66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C1" style:family="table-cell">
      <style:table-cell-properties fo:padding="0.097cm" fo:border="0.002cm solid #000000"/>
    </style:style>
    <style:style style:name="Таблица4" style:family="table">
      <style:table-properties style:width="6.239cm" table:align="margins"/>
    </style:style>
    <style:style style:name="Таблица4.A" style:family="table-column">
      <style:table-column-properties style:column-width="1.247cm" style:rel-column-width="13107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background-color="#ff66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4.E1" style:family="table-cell">
      <style:table-cell-properties fo:padding="0.097cm" fo:border="0.002cm solid #000000"/>
    </style:style>
    <style:style style:name="Таблица5" style:family="table">
      <style:table-properties style:width="6.239cm" table:align="margins"/>
    </style:style>
    <style:style style:name="Таблица5.A" style:family="table-column">
      <style:table-column-properties style:column-width="1.247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background-color="#ff66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5.E1" style:family="table-cell">
      <style:table-cell-properties fo:padding="0.097cm" fo:border="0.002cm solid #000000"/>
    </style:style>
    <style:style style:name="Таблица6" style:family="table">
      <style:table-properties style:width="6.239cm" table:align="margins"/>
    </style:style>
    <style:style style:name="Таблица6.A" style:family="table-column">
      <style:table-column-properties style:column-width="1.247cm" style:rel-column-width="13107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E1" style:family="table-cell">
      <style:table-cell-properties fo:padding="0.097cm" fo:border="0.002cm solid #000000"/>
    </style:style>
    <style:style style:name="Таблица7" style:family="table">
      <style:table-properties style:width="6.239cm" table:align="margins"/>
    </style:style>
    <style:style style:name="Таблица7.A" style:family="table-column">
      <style:table-column-properties style:column-width="0.891cm" style:rel-column-width="505*"/>
    </style:style>
    <style:style style:name="Таблица7.D" style:family="table-column">
      <style:table-column-properties style:column-width="0.893cm" style:rel-column-width="506*"/>
    </style:style>
    <style:style style:name="Таблица7.F" style:family="table-column">
      <style:table-column-properties style:column-width="0.783cm" style:rel-column-width="444*"/>
    </style:style>
    <style:style style:name="Таблица7.G" style:family="table-column">
      <style:table-column-properties style:column-width="1cm" style:rel-column-width="567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C1" style:family="table-cell">
      <style:table-cell-properties fo:background-color="#ff66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7.G1" style:family="table-cell">
      <style:table-cell-properties fo:padding="0.097cm" fo:border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paragraph-properties fo:text-align="start" style:justify-single-word="false"/>
      <style:text-properties fo:language="ru" fo:country="RU"/>
    </style:style>
    <style:style style:name="P6" style:family="paragraph" style:parent-style-name="Table_20_Contents">
      <style:text-properties style:text-position="super 58%" fo:language="en" fo:country="US"/>
    </style:style>
    <style:style style:name="P7" style:family="paragraph" style:parent-style-name="Table_20_Contents">
      <style:text-properties style:text-position="sub 58%" fo:language="en" fo:country="US"/>
    </style:style>
    <style:style style:name="P8" style:family="paragraph" style:parent-style-name="Table_20_Contents">
      <style:text-properties style:text-position="0% 100%" fo:language="en" fo:country="US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1" fo:language="ru" fo:country="RU" style:font-name-asian="Times New Roman1" style:font-name-complex="Times New Roman1"/>
    </style:style>
    <style:style style:name="T5" style:family="text">
      <style:text-properties style:font-name="Times New Roman" style:font-name-asian="Arial Unicode MS" style:font-name-complex="Mangal"/>
    </style:style>
    <style:style style:name="T6" style:family="text">
      <style:text-properties style:font-name="Times New Roman" fo:language="ru" fo:country="RU" style:font-name-asian="Arial Unicode MS" style:font-name-complex="Mangal"/>
    </style:style>
    <style:style style:name="T7" style:family="text">
      <style:text-properties style:text-position="sub 58%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">№</text:p>
          </table:table-cell>
          <table:table-cell table:style-name="Таблица1.A1" office:value-type="string">
            <text:p text:style-name="Table_20_Contents">Наименование</text:p>
          </table:table-cell>
          <table:table-cell table:style-name="Таблица1.A1" office:value-type="string">
            <text:p text:style-name="Table_20_Contents">Иллюстрация</text:p>
          </table:table-cell>
          <table:table-cell table:style-name="Таблица1.A1" office:value-type="string">
            <text:p text:style-name="Table_20_Contents">Условия возникновения</text:p>
          </table:table-cell>
          <table:table-cell table:style-name="Таблица1.E1" office:value-type="string">
            <text:p text:style-name="Table_20_Contents">Решение</text:p>
          </table:table-cell>
        </table:table-row>
        <table:table-row>
          <table:table-cell table:style-name="Таблица1.A2" table:number-rows-spanned="4" office:value-type="float" office:value="0">
            <text:p text:style-name="P1">1</text:p>
            <text:p text:style-name="Table_20_Contents"/>
          </table:table-cell>
          <table:table-cell table:style-name="Таблица1.B2" office:value-type="string">
            <text:p text:style-name="P10"><text:span text:style-name="T1">1.1 </text:span><text:span text:style-name="T2">Разделяющий элемент </text:span><text:span text:style-name="T1">в</text:span><text:span text:style-name="T2"> произвольной позици</text:span><text:span text:style-name="T1">и</text:span></text:p>
          </table:table-cell>
          <table:table-cell table:style-name="Таблица1.B2" office:value-type="string">
            <table:table table:name="Таблица2" table:style-name="Таблица2">
              <table:table-column table:style-name="Таблица2.A"/>
              <table:table-column table:style-name="Таблица2.B"/>
              <table:table-column table:style-name="Таблица2.C"/>
              <table:table-column table:style-name="Таблица2.D"/>
              <table:table-column table:style-name="Таблица2.E"/>
              <table:table-column table:style-name="Таблица2.F"/>
              <table:table-row>
                <table:table-cell table:style-name="Таблица2.A1" office:value-type="string">
                  <text:p text:style-name="P2">0</text:p>
                </table:table-cell>
                <table:table-cell table:style-name="Таблица2.A1" office:value-type="string">
                  <text:p text:style-name="P9">...</text:p>
                </table:table-cell>
                <table:table-cell table:style-name="Таблица2.C1" office:value-type="string">
                  <text:p text:style-name="P2">n</text:p>
                </table:table-cell>
                <table:table-cell table:style-name="Таблица2.A1" office:value-type="string">
                  <text:p text:style-name="P9">...</text:p>
                </table:table-cell>
                <table:table-cell table:style-name="Таблица2.A1" office:value-type="string">
                  <text:p text:style-name="P9">...</text:p>
                </table:table-cell>
                <table:table-cell table:style-name="Таблица2.F1" office:value-type="string">
                  <text:p text:style-name="P2">M-1</text:p>
                </table:table-cell>
              </table:table-row>
            </table:table>
            <text:p text:style-name="P3"/>
          </table:table-cell>
          <table:table-cell table:style-name="Таблица1.B2" office:value-type="string">
            <text:p text:style-name="P1">M&gt;3</text:p>
            <text:p text:style-name="P7"><text:s text:c="4"/>n -1 <text:s text:c="15"/>M <text:s text:c="13"/></text:p>
            <text:p text:style-name="P1"><text:span text:style-name="T3">| ∑</text:span><text:span text:style-name="T5">A[i]-</text:span><text:span text:style-name="T3">∑A[i] | - </text:span><text:span text:style-name="T4">минимальное для всех элементов массива</text:span></text:p>
            <text:p text:style-name="P6"><text:span text:style-name="T5"><text:s text:c="3"/>i=1 <text:s text:c="11"/>i=n+1</text:span></text:p>
          </table:table-cell>
          <table:table-cell table:style-name="Таблица1.E2" table:number-rows-spanned="6" office:value-type="string">
            <text:p text:style-name="P3"><text:span text:style-name="T2"/></text:p>
            <text:p text:style-name="P5"/>
            <text:p text:style-name="P5"/>
            <text:p text:style-name="P5"/>
            <text:p text:style-name="P5"/>
            <text:p text:style-name="P5"/>
            <text:p text:style-name="P5">Обойти все элементы массива, </text:p>
            <text:p text:style-name="P5">найти минимальное значение для первого элемента, </text:p>
            <text:p text:style-name="P5">добавить минимальное значение в массив с ответами, </text:p>
            <text:p text:style-name="P5">если минимальное значение <text:span text:style-name="T2">A[i] = A[j] </text:span></text:p>
            <text:p text:style-name="P5">при <text:span text:style-name="T2">j &gt;i, </text:span></text:p>
            <text:p text:style-name="P5">то добавить в массив с ответами значения <text:span text:style-name="T2">i </text:span>и<text:span text:style-name="T2">j, </text:span></text:p>
            <text:p text:style-name="P5">если <text:span text:style-name="T2">A[i] &lt; A[j], </text:span>то обнулить массив с ответами и добавить в него <text:span text:style-name="T2">j </text:span></text:p>
            <text:p text:style-name="P5">Вывести все не нулевые элементы массива с ответами</text:p>
            <text:p text:style-name="P5"/>
            <text:p text:style-name="P4"><text:span text:style-name="T2"/></text:p>
          </table:table-cell>
        </table:table-row>
        <table:table-row>
          <table:covered-table-cell/>
          <table:table-cell table:style-name="Таблица1.B3" office:value-type="string">
            <text:p text:style-name="P10">1.2 Наименьшая размерность массива</text:p>
          </table:table-cell>
          <table:table-cell table:style-name="Таблица1.B2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column table:style-name="Таблица3.C"/>
              <table:table-row>
                <table:table-cell table:style-name="Таблица3.A1" office:value-type="string">
                  <text:p text:style-name="P2">0</text:p>
                </table:table-cell>
                <table:table-cell table:style-name="Таблица3.B1" office:value-type="string">
                  <text:p text:style-name="P2">1</text:p>
                </table:table-cell>
                <table:table-cell table:style-name="Таблица3.C1" office:value-type="string">
                  <text:p text:style-name="P2">2</text:p>
                </table:table-cell>
              </table:table-row>
            </table:table>
            <text:p text:style-name="Table_20_Contents"/>
          </table:table-cell>
          <table:table-cell table:style-name="Таблица1.B2" office:value-type="string">
            <text:p text:style-name="P1">M=3</text:p>
          </table:table-cell>
          <table:covered-table-cell/>
        </table:table-row>
        <table:table-row>
          <table:covered-table-cell/>
          <table:table-cell table:style-name="Таблица1.B3" office:value-type="string">
            <text:p text:style-name="P10">1.3 Разделяющий элемент массива стоит на второй позиции слева</text:p>
            <text:p text:style-name="P10"/>
          </table:table-cell>
          <table:table-cell table:style-name="Таблица1.B2" office:value-type="string">
            <table:table table:name="Таблица4" table:style-name="Таблица4">
              <table:table-column table:style-name="Таблица4.A" table:number-columns-repeated="5"/>
              <table:table-row>
                <table:table-cell table:style-name="Таблица4.A1" office:value-type="string">
                  <text:p text:style-name="P2">0</text:p>
                </table:table-cell>
                <table:table-cell table:style-name="Таблица4.B1" office:value-type="string">
                  <text:p text:style-name="P2">1</text:p>
                </table:table-cell>
                <table:table-cell table:style-name="Таблица4.A1" office:value-type="string">
                  <text:p text:style-name="P9">...</text:p>
                </table:table-cell>
                <table:table-cell table:style-name="Таблица4.A1" office:value-type="string">
                  <text:p text:style-name="P9">...</text:p>
                </table:table-cell>
                <table:table-cell table:style-name="Таблица4.E1" office:value-type="string">
                  <text:p text:style-name="P2">M-1</text:p>
                </table:table-cell>
              </table:table-row>
            </table:table>
            <text:p text:style-name="Table_20_Contents"/>
          </table:table-cell>
          <table:table-cell table:style-name="Таблица1.B2" office:value-type="string">
            <text:p text:style-name="P1">M&gt;3</text:p>
            <text:p text:style-name="P1"><text:span text:style-name="T7"><text:s text:c="22"/>M <text:s text:c="13"/></text:span></text:p>
            <text:p text:style-name="P1"><text:span text:style-name="T3">| </text:span><text:span text:style-name="T5">A[</text:span><text:span text:style-name="T6">0</text:span><text:span text:style-name="T5">]-</text:span><text:span text:style-name="T3">∑A[i] |~ 0</text:span></text:p>
            <text:p text:style-name="P6"><text:span text:style-name="T5"><text:s text:c="21"/>I =2</text:span></text:p>
          </table:table-cell>
          <table:covered-table-cell/>
        </table:table-row>
        <table:table-row>
          <table:covered-table-cell/>
          <table:table-cell table:style-name="Таблица1.B3" office:value-type="string">
            <text:p text:style-name="P10">1.4 Разделяющий элемент массива стоит на предпоследней позиции</text:p>
            <text:p text:style-name="P10"/>
          </table:table-cell>
          <table:table-cell table:style-name="Таблица1.B2" office:value-type="string">
            <table:table table:name="Таблица5" table:style-name="Таблица5">
              <table:table-column table:style-name="Таблица5.A" table:number-columns-repeated="5"/>
              <table:table-row>
                <table:table-cell table:style-name="Таблица5.A1" office:value-type="string">
                  <text:p text:style-name="P2">0</text:p>
                </table:table-cell>
                <table:table-cell table:style-name="Таблица5.A1" office:value-type="string">
                  <text:p text:style-name="P9">...</text:p>
                </table:table-cell>
                <table:table-cell table:style-name="Таблица5.A1" office:value-type="string">
                  <text:p text:style-name="P2">M-3</text:p>
                </table:table-cell>
                <table:table-cell table:style-name="Таблица5.D1" office:value-type="string">
                  <text:p text:style-name="P2">M-2</text:p>
                </table:table-cell>
                <table:table-cell table:style-name="Таблица5.E1" office:value-type="string">
                  <text:p text:style-name="P2">M-1</text:p>
                </table:table-cell>
              </table:table-row>
            </table:table>
            <text:p text:style-name="Table_20_Contents"/>
          </table:table-cell>
          <table:table-cell table:style-name="Таблица1.B2" office:value-type="string">
            <text:p text:style-name="P1">M&gt;3</text:p>
            <text:p text:style-name="P7"><text:s text:c="4"/>M-3 <text:s text:c="24"/></text:p>
            <text:p text:style-name="P1"><text:span text:style-name="T3">| ∑</text:span><text:span text:style-name="T5">A[i]-A[M-1]</text:span><text:span text:style-name="T3"> |~ 0</text:span></text:p>
            <text:p text:style-name="P6"><text:span text:style-name="T5"><text:s text:c="4"/>i=0 <text:s text:c="13"/></text:span></text:p>
          </table:table-cell>
          <table:covered-table-cell/>
        </table:table-row>
        <table:table-row>
          <table:table-cell table:style-name="Таблица1.B2" table:number-rows-spanned="2" office:value-type="string">
            <text:p text:style-name="P1">2</text:p>
          </table:table-cell>
          <table:table-cell table:style-name="Таблица1.B3" office:value-type="string">
            <text:p text:style-name="P10"><text:span text:style-name="T2">2.1 </text:span>Все элементы массива равны нулю</text:p>
          </table:table-cell>
          <table:table-cell table:style-name="Таблица1.B2" office:value-type="string">
            <table:table table:name="Таблица6" table:style-name="Таблица6">
              <table:table-column table:style-name="Таблица6.A" table:number-columns-repeated="5"/>
              <table:table-row>
                <table:table-cell table:style-name="Таблица6.A1" office:value-type="string">
                  <text:p text:style-name="P2">0</text:p>
                </table:table-cell>
                <table:table-cell table:style-name="Таблица6.A1" office:value-type="string">
                  <text:p text:style-name="P2">0</text:p>
                </table:table-cell>
                <table:table-cell table:style-name="Таблица6.A1" office:value-type="string">
                  <text:p text:style-name="P2">0</text:p>
                </table:table-cell>
                <table:table-cell table:style-name="Таблица6.A1" office:value-type="string">
                  <text:p text:style-name="P2">0</text:p>
                </table:table-cell>
                <table:table-cell table:style-name="Таблица6.E1" office:value-type="string">
                  <text:p text:style-name="P2">0</text:p>
                </table:table-cell>
              </table:table-row>
            </table:table>
            <text:p text:style-name="Table_20_Contents"/>
          </table:table-cell>
          <table:table-cell table:style-name="Таблица1.B2" office:value-type="string">
            <text:p text:style-name="P8"><text:span text:style-name="T5">A[i] = 0 ; i = [0; <text:s/>M-1]</text:span></text:p>
          </table:table-cell>
          <table:covered-table-cell/>
        </table:table-row>
        <table:table-row>
          <table:covered-table-cell/>
          <table:table-cell table:style-name="Таблица1.B3" office:value-type="string">
            <text:p text:style-name="Table_20_Contents"><text:span text:style-name="T2">2.2 </text:span>В массиве несколько разделяющих элементов</text:p>
          </table:table-cell>
          <table:table-cell table:style-name="Таблица1.B2" office:value-type="string">
            <table:table table:name="Таблица7" table:style-name="Таблица7">
              <table:table-column table:style-name="Таблица7.A" table:number-columns-repeated="3"/>
              <table:table-column table:style-name="Таблица7.D"/>
              <table:table-column table:style-name="Таблица7.A"/>
              <table:table-column table:style-name="Таблица7.F"/>
              <table:table-column table:style-name="Таблица7.G"/>
              <table:table-row>
                <table:table-cell table:style-name="Таблица7.A1" office:value-type="string">
                  <text:p text:style-name="P2">0</text:p>
                </table:table-cell>
                <table:table-cell table:style-name="Таблица7.A1" office:value-type="string">
                  <text:p text:style-name="P9">...</text:p>
                </table:table-cell>
                <table:table-cell table:style-name="Таблица7.C1" office:value-type="string">
                  <text:p text:style-name="P2">i</text:p>
                </table:table-cell>
                <table:table-cell table:style-name="Таблица7.A1" office:value-type="string">
                  <text:p text:style-name="P9">...</text:p>
                </table:table-cell>
                <table:table-cell table:style-name="Таблица7.C1" office:value-type="string">
                  <text:p text:style-name="P2">k</text:p>
                </table:table-cell>
                <table:table-cell table:style-name="Таблица7.A1" office:value-type="string">
                  <text:p text:style-name="P9">...</text:p>
                </table:table-cell>
                <table:table-cell table:style-name="Таблица7.G1" office:value-type="string">
                  <text:p text:style-name="P2">M-1</text:p>
                </table:table-cell>
              </table:table-row>
            </table:table>
            <text:p text:style-name="Table_20_Contents"/>
          </table:table-cell>
          <table:table-cell table:style-name="Таблица1.B2" office:value-type="string">
            <text:p text:style-name="P8">M&gt;3</text:p>
            <text:p text:style-name="P7"><text:s text:c="4"/>j-1 <text:s text:c="15"/>M <text:s text:c="42"/>k-1 <text:s text:c="14"/>M <text:s text:c="4"/></text:p>
            <text:p text:style-name="P1"><text:span text:style-name="T3">| ∑</text:span><text:span text:style-name="T5">A[i]-</text:span><text:span text:style-name="T3">∑A[i] | </text:span><text:span text:style-name="T4">= … </text:span><text:span text:style-name="T3">= | ∑</text:span><text:span text:style-name="T5">A[i]-</text:span><text:span text:style-name="T3">∑A[i] | ~ 0</text:span></text:p>
            <text:p text:style-name="P6"><text:span text:style-name="T5"><text:s text:c="4"/>i=0 <text:s text:c="13"/>i=j+1 <text:s text:c="37"/>i=0 <text:s text:c="14"/>i=k+1</text:span></text:p>
          </table:table-cell>
          <table:covered-table-cell/>
        </table:table-row>
        <table:table-row>
          <table:table-cell table:style-name="Таблица1.B2" office:value-type="string">
            <text:p text:style-name="P1">7</text:p>
          </table:table-cell>
          <table:table-cell table:style-name="Таблица1.B3" office:value-type="string">
            <text:p text:style-name="P3">Некорректный ввод данных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B2" office:value-type="string">
            <text:p text:style-name="P1">M&lt;3</text:p>
            <text:p text:style-name="P1">M&gt;20</text:p>
            <text:p text:style-name="P1">M[i]&lt;0</text:p>
            <text:p text:style-name="P1">M[i]&gt;1000</text:p>
            <text:p text:style-name="P3">Введён неправильный тип данных</text:p>
          </table:table-cell>
          <table:table-cell table:style-name="Таблица1.E2" office:value-type="string">
            <text:p text:style-name="P4"/>
            <text:p text:style-name="P4"/>
            <text:p text:style-name="P4">Вывести сообщение об ошибке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0:17:57.46</meta:creation-date>
    <meta:document-statistic meta:table-count="7" meta:image-count="0" meta:object-count="0" meta:page-count="1" meta:paragraph-count="78" meta:word-count="210" meta:character-count="1371"/>
    <dc:date>2015-02-21T12:39:30.29</dc:date>
    <meta:editing-duration>PT31S</meta:editing-duration>
    <meta:editing-cycles>1</meta:editing-cycles>
    <meta:generator>OpenOffice.org/3.4.1$Win32 OpenOffice.org_project/341m1$Build-9593</meta:generator>
  </office:meta>
</office:document-meta>
</file>